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9pt" officeooo:rsid="00294afc" officeooo:paragraph-rsid="002c60f6" fo:background-color="#ffff00" style:font-size-asian="9pt" style:font-size-complex="9pt"/>
    </style:style>
    <style:style style:name="P2" style:family="paragraph" style:parent-style-name="Standard">
      <style:text-properties fo:color="#000000" loext:opacity="100%" style:font-name="Calibri1" fo:font-size="9pt" officeooo:rsid="0034b086" officeooo:paragraph-rsid="0034b086" fo:background-color="#ffbf00" style:font-size-asian="9pt" style:font-size-complex="9pt"/>
    </style:style>
    <style:style style:name="P3" style:family="paragraph" style:parent-style-name="Standard">
      <style:text-properties fo:color="#000000" loext:opacity="100%" style:font-name="Calibri" fo:font-size="9pt" officeooo:paragraph-rsid="003bcdbb" style:font-size-asian="9pt" style:font-size-complex="9pt"/>
    </style:style>
    <style:style style:name="P4" style:family="paragraph" style:parent-style-name="Standard">
      <style:paragraph-properties fo:margin-left="1.905cm" fo:margin-right="0cm" fo:text-align="start" style:justify-single-word="false" fo:text-indent="-0.635cm" style:auto-text-indent="false"/>
      <style:text-properties officeooo:paragraph-rsid="003bcdbb"/>
    </style:style>
    <style:style style:name="P5" style:family="paragraph" style:parent-style-name="Standard" style:list-style-name="L1">
      <style:text-properties fo:color="#000000" loext:opacity="100%" style:font-name="Calibri1" fo:font-size="9pt" officeooo:rsid="0029718e" officeooo:paragraph-rsid="0022ad21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1" fo:font-size="9pt" officeooo:rsid="0029718e" officeooo:paragraph-rsid="00312b85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4afc" officeooo:paragraph-rsid="003bcdbb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1" fo:font-size="9pt" officeooo:rsid="000b4cfc" officeooo:paragraph-rsid="001ecf06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1" fo:font-size="9pt" officeooo:rsid="0007f587" officeooo:paragraph-rsid="001ecf06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1" fo:font-size="9pt" officeooo:rsid="00294afc" officeooo:paragraph-rsid="003bcdbb" fo:background-color="#ffff00" style:font-size-asian="9pt" style:font-size-complex="9pt"/>
    </style:style>
    <style:style style:name="P12" style:family="paragraph" style:parent-style-name="Standard" style:list-style-name="WWNum1">
      <style:paragraph-properties fo:margin-left="1.905cm" fo:margin-right="0cm" fo:text-align="start" style:justify-single-word="false" fo:text-indent="-0.635cm" style:auto-text-indent="false"/>
      <style:text-properties fo:color="#000000" loext:opacity="100%" style:font-name="Calibri1" fo:font-size="9pt" officeooo:rsid="00294afc" officeooo:paragraph-rsid="003bcdbb" fo:background-color="#ffff00" style:font-size-asian="9pt" style:font-size-complex="9pt"/>
    </style:style>
    <style:style style:name="P13" style:family="paragraph" style:parent-style-name="Standard" style:list-style-name="L1">
      <style:text-properties fo:color="#000000" loext:opacity="100%" style:font-name="Calibri1" fo:font-size="9pt" officeooo:rsid="00367a5a" officeooo:paragraph-rsid="003bcdbb" fo:background-color="#ffff00" style:font-size-asian="9pt" style:font-size-complex="9pt"/>
    </style:style>
    <style:style style:name="P14" style:family="paragraph" style:parent-style-name="Standard" style:list-style-name="L1">
      <style:text-properties fo:color="#000000" loext:opacity="100%" style:font-name="Calibri1" fo:font-size="9pt" officeooo:rsid="0022349c" officeooo:paragraph-rsid="0022349c" fo:background-color="#ffff00" style:font-size-asian="9pt" style:font-size-complex="9pt"/>
    </style:style>
    <style:style style:name="P15" style:family="paragraph" style:parent-style-name="Standard" style:list-style-name="L1">
      <style:text-properties fo:color="#000000" loext:opacity="100%" style:font-name="Calibri1" fo:font-size="9pt" officeooo:rsid="001ecf06" officeooo:paragraph-rsid="001ecf06" fo:background-color="#ffff00" style:font-size-asian="9pt" style:font-size-complex="9pt"/>
    </style:style>
    <style:style style:name="P16" style:family="paragraph" style:parent-style-name="Standard" style:list-style-name="L1">
      <style:text-properties fo:color="#000000" loext:opacity="100%" style:font-name="Calibri1" fo:font-size="9pt" officeooo:rsid="0022ad21" officeooo:paragraph-rsid="0022ad21" fo:background-color="#ffff00" style:font-size-asian="9pt" style:font-size-complex="9pt"/>
    </style:style>
    <style:style style:name="P17" style:family="paragraph" style:parent-style-name="Standard" style:list-style-name="L1">
      <style:text-properties fo:color="#000000" loext:opacity="100%" style:font-name="Calibri1" fo:font-size="9pt" officeooo:rsid="0007f587" officeooo:paragraph-rsid="001ecf06" fo:background-color="#ffff00" style:font-size-asian="9pt" style:font-size-complex="9pt"/>
    </style:style>
    <style:style style:name="P18" style:family="paragraph" style:parent-style-name="Standard" style:list-style-name="L1">
      <style:text-properties fo:color="#000000" loext:opacity="100%" style:font-name="Calibri1" fo:font-size="9pt" officeooo:rsid="00312b85" officeooo:paragraph-rsid="00312b85" fo:background-color="#ffbf00" style:font-size-asian="9pt" style:font-size-complex="9pt"/>
    </style:style>
    <style:style style:name="P19" style:family="paragraph" style:parent-style-name="Standard" style:list-style-name="L1">
      <style:text-properties fo:color="#000000" loext:opacity="100%" style:font-name="Calibri1" fo:font-size="9pt" officeooo:rsid="0009952a" officeooo:paragraph-rsid="0034b086" fo:background-color="#ffbf00" style:font-size-asian="9pt" style:font-size-complex="9pt"/>
    </style:style>
    <style:style style:name="P20" style:family="paragraph" style:parent-style-name="Standard" style:list-style-name="L1">
      <style:text-properties fo:color="#000000" loext:opacity="100%" style:font-name="Calibri1" fo:font-size="9pt" officeooo:rsid="0034b086" officeooo:paragraph-rsid="0034b086" fo:background-color="#ffbf00" style:font-size-asian="9pt" style:font-size-complex="9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" fo:font-size="9pt" officeooo:rsid="003bcdbb" officeooo:paragraph-rsid="003bcdbb" style:font-size-asian="9pt" style:font-size-complex="9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" fo:font-size="9pt" officeooo:paragraph-rsid="003bcdbb" style:font-size-asian="9pt" style:font-size-complex="9pt"/>
    </style:style>
    <style:style style:name="P23" style:family="paragraph" style:parent-style-name="Standard" style:list-style-name="WWNum1">
      <style:paragraph-properties fo:margin-left="1.905cm" fo:margin-right="0cm" fo:text-align="start" style:justify-single-word="false" fo:text-indent="-0.635cm" style:auto-text-indent="false"/>
      <style:text-properties fo:color="#000000" loext:opacity="100%" style:font-name="Calibri" fo:font-size="9pt" officeooo:paragraph-rsid="003bcdbb" style:font-size-asian="9pt" style:font-size-complex="9pt"/>
    </style:style>
    <style:style style:name="P24" style:family="paragraph" style:parent-style-name="Standard" style:list-style-name="L1">
      <style:text-properties fo:color="#000000" loext:opacity="100%" officeooo:rsid="0007f587" officeooo:paragraph-rsid="001ecf06"/>
    </style:style>
    <style:style style:name="P25" style:family="paragraph" style:parent-style-name="Standard" style:list-style-name="L1">
      <style:text-properties fo:color="#000000" loext:opacity="100%" officeooo:rsid="001ecf06" officeooo:paragraph-rsid="001ecf06"/>
    </style:style>
    <style:style style:name="P26" style:family="paragraph" style:parent-style-name="Standard" style:list-style-name="L1">
      <style:text-properties fo:color="#c9211e" loext:opacity="100%" style:font-name="Calibri1" fo:font-size="9pt" officeooo:rsid="0035f098" officeooo:paragraph-rsid="0035f098" style:font-size-asian="9pt" style:font-size-complex="9pt"/>
    </style:style>
    <style:style style:name="P27" style:family="paragraph" style:parent-style-name="Standard" style:list-style-name="L1">
      <style:text-properties fo:color="#c9211e" loext:opacity="100%" style:font-name="Calibri1" fo:font-size="9pt" officeooo:rsid="0035f098" officeooo:paragraph-rsid="003bcdbb" style:font-size-asian="9pt" style:font-size-complex="9pt"/>
    </style:style>
    <style:style style:name="P28" style:family="paragraph" style:parent-style-name="Standard" style:list-style-name="L1">
      <style:text-properties fo:color="#c9211e" loext:opacity="100%" style:font-name="Calibri1" fo:font-size="9pt" officeooo:rsid="002e6917" officeooo:paragraph-rsid="003bcdbb" fo:background-color="#ffff00" style:font-size-asian="9pt" style:font-size-complex="9pt"/>
    </style:style>
    <style:style style:name="P29" style:family="paragraph" style:parent-style-name="Standard" style:list-style-name="L1">
      <style:text-properties fo:color="#c9211e" loext:opacity="100%" officeooo:rsid="0035f098" officeooo:paragraph-rsid="003bcdbb"/>
    </style:style>
    <style:style style:name="P30" style:family="paragraph" style:parent-style-name="Standard" style:list-style-name="L1">
      <style:text-properties fo:color="#c9211e" loext:opacity="100%" officeooo:rsid="0035f098" officeooo:paragraph-rsid="0035f098"/>
    </style:style>
    <style:style style:name="P31" style:family="paragraph" style:parent-style-name="Standard" style:list-style-name="L1">
      <style:paragraph-properties fo:margin-left="1.905cm" fo:margin-right="0cm" fo:text-align="start" style:justify-single-word="false" fo:text-indent="-0.635cm" style:auto-text-indent="false"/>
      <style:text-properties officeooo:paragraph-rsid="003bcdbb"/>
    </style:style>
    <style:style style:name="P32" style:family="paragraph" style:parent-style-name="Standard" style:list-style-name="L1">
      <style:text-properties fo:color="#999999" loext:opacity="100%" officeooo:rsid="0008d35a" officeooo:paragraph-rsid="001ecf06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933" loext:opacity="100%" style:font-name="Calibri1" fo:font-size="9pt" officeooo:rsid="00319717" officeooo:paragraph-rsid="003bcdbb" style:font-size-asian="9pt" style:font-size-complex="9pt"/>
    </style:style>
    <style:style style:name="T1" style:family="text">
      <style:text-properties style:font-name="Calibri1" fo:font-size="9pt" style:font-size-asian="9pt" style:font-size-complex="9pt"/>
    </style:style>
    <style:style style:name="T2" style:family="text">
      <style:text-properties style:font-name="Calibri1" fo:font-size="9pt" officeooo:rsid="0009952a" style:font-size-asian="9pt" style:font-size-complex="9pt"/>
    </style:style>
    <style:style style:name="T3" style:family="text">
      <style:text-properties style:font-name="Calibri1" fo:font-size="9pt" officeooo:rsid="00367a5a" style:font-size-asian="9pt" style:font-size-complex="9pt"/>
    </style:style>
    <style:style style:name="T4" style:family="text">
      <style:text-properties style:font-name="Calibri1" fo:font-size="9pt" fo:background-color="#ffff00" loext:char-shading-value="0" style:font-size-asian="9pt" style:font-size-complex="9pt"/>
    </style:style>
    <style:style style:name="T5" style:family="text">
      <style:text-properties fo:color="#000000" loext:opacity="100%" style:font-name="Calibri1" fo:font-size="9pt" fo:background-color="#ffff00" loext:char-shading-value="0" style:font-size-asian="9pt" style:font-size-complex="9pt"/>
    </style:style>
    <style:style style:name="T6" style:family="text">
      <style:text-properties fo:color="#000000" loext:opacity="100%" style:font-name="Calibri1" fo:font-size="9pt" officeooo:rsid="002855a6" fo:background-color="#ffff00" loext:char-shading-value="0" style:font-size-asian="9pt" style:font-size-complex="9pt"/>
    </style:style>
    <style:style style:name="T7" style:family="text">
      <style:text-properties fo:color="#000000" loext:opacity="100%" style:font-name="Calibri"/>
    </style:style>
    <style:style style:name="T8" style:family="text">
      <style:text-properties fo:color="#000000" loext:opacity="100%" fo:background-color="#ffff00" loext:char-shading-value="0"/>
    </style:style>
    <style:style style:name="T9" style:family="text">
      <style:text-properties fo:color="#000000" loext:opacity="100%" officeooo:rsid="0009952a" fo:background-color="#ffff00" loext:char-shading-value="0"/>
    </style:style>
    <style:style style:name="T10" style:family="text">
      <style:text-properties fo:color="#000000" loext:opacity="100%" officeooo:rsid="0022349c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bf00" loext:char-shading-value="0"/>
    </style:style>
    <style:style style:name="T13" style:family="text">
      <style:text-properties officeooo:rsid="0034b086"/>
    </style:style>
    <style:style style:name="T14" style:family="text">
      <style:text-properties officeooo:rsid="0025bdc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/>
          <text:p text:style-name="P6"><text:s/></text:p>
        </text:list-header>
        <text:list-item>
          <text:p text:style-name="P26">19.02:</text:p>
          <text:list>
            <text:list-item>
              <text:p text:style-name="P26">HA (Buch)</text:p>
            </text:list-item>
            <text:list-item>
              <text:p text:style-name="P26">HA (Text)</text:p>
            </text:list-item>
            <text:list-item>
              <text:p text:style-name="P29"><text:span text:style-name="T1">Nahrungsmittel Wortschatz</text:span><text:span text:style-name="T3"> + Übungen:</text:span></text:p>
              <text:list>
                <text:list-item>
                  <text:p text:style-name="P29"><text:span text:style-name="T6">Nahrungsmittel Paeposition uebung: </text:span><text:a xlink:type="simple" xlink:href="https://www.schubert-verlag.de/aufgaben/uebungen_b1/b1_k02_ernaehrungsgewohnheiten.htm" text:style-name="Internet_20_link" text:visited-style-name="Visited_20_Internet_20_Link">https://www.schubert-verlag.de/aufgaben/uebungen_b1/b1_k02_ernaehrungsgewohnheiten.htm</text:a></text:p>
                </text:list-item>
                <text:list-item>
                  <text:p text:style-name="P11">Nahrungsmittel Wortschatz: </text:p>
                  <text:list>
                    <text:list-item>
                      <text:p text:style-name="P7"><text:a xlink:type="simple" xlink:href="https://www.schubert-verlag.de/aufgaben/uebungen_b1/b1_k02_nahrungsmittel_1.htm" text:style-name="Internet_20_link" text:visited-style-name="Visited_20_Internet_20_Link"><text:span text:style-name="T11">https://www.schubert-verlag.de/aufgaben/uebungen_b1/b1_k02_nahrungsmittel_1.htm</text:span></text:a></text:p>
                    </text:list-item>
                    <text:list-item>
                      <text:p text:style-name="P11"><text:a xlink:type="simple" xlink:href="https://www.schubert-verlag.de/aufgaben/uebungen_b1/b1_k02_nahrungsmittel_2.htm" text:style-name="Internet_20_link" text:visited-style-name="Visited_20_Internet_20_Link">https://www.schubert-verlag.de/aufgaben/uebungen_b1/b1_k02_nahrungsmittel_2.htm</text:a></text:p>
                    </text:list-item>
                  </text:list>
                </text:list-item>
              </text:list>
              <text:p text:style-name="P13"/>
            </text:list-item>
            <text:list-item>
              <text:p text:style-name="P30"><text:span text:style-name="T9">L</text:span><text:span text:style-name="T10">ebensmitteleinkaufen_Liste , vergleichen </text:span><text:span text:style-name="T8">(Bildfile)</text:span></text:p>
            </text:list-item>
            <text:list-item>
              <text:p text:style-name="P27"><text:span text:style-name="T14">S.48 – unregelmässige Verben Übersicht, </text:span><text:span text:style-name="T13">Verben im Kontext – Essen</text:span></text:p>
            </text:list-item>
            <text:list-item>
              <text:p text:style-name="P28">Adjektive: Komparativ, Superlativ:</text:p>
              <text:list>
                <text:list-item>
                  <text:p text:style-name="P28"><text:a xlink:type="simple" xlink:href="https://www.theigl.com.pk/PE-A2-Komparativ-und-Superlativ.html" text:style-name="Internet_20_link" text:visited-style-name="Visited_20_Internet_20_Link">https://www.theigl.com.pk/PE-A2-Komparativ-und-Superlativ.html</text:a></text:p>
                </text:list-item>
              </text:list>
            </text:list-item>
          </text:list>
        </text:list-item>
      </text:list>
      <text:p text:style-name="P3"/>
      <text:list text:continue-numbering="true" text:style-name="L1">
        <text:list-item>
          <text:p text:style-name="P31"><text:span text:style-name="T7">Uebung: ich schenke meiner Freundin eine Tasche: </text:span><text:a xlink:type="simple" xlink:href="https://www.schubert-verlag.de/aufgaben/uebungen_a2/a2_k12_geschenke.htm" text:style-name="Internet_20_link" text:visited-style-name="Visited_20_Internet_20_Link">https://www.schubert-verlag.de/aufgaben/uebungen_a2/a2_k12_geschenke.htm</text:a></text:p>
        </text:list-item>
      </text:list>
      <text:p text:style-name="P4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42M47S</meta:editing-duration>
    <meta:editing-cycles>30</meta:editing-cycles>
    <meta:generator>LibreOffice/7.5.5.2$Windows_X86_64 LibreOffice_project/ca8fe7424262805f223b9a2334bc7181abbcbf5e</meta:generator>
    <dc:date>2024-02-19T13:30:41.175000000</dc:date>
    <meta:document-statistic meta:table-count="0" meta:image-count="0" meta:object-count="0" meta:page-count="1" meta:paragraph-count="16" meta:word-count="57" meta:character-count="717" meta:non-whitespace-character-count="685"/>
  </office:meta>
</office:document-meta>
</file>